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188c0" officeooo:paragraph-rsid="001188c0" style:font-size-asian="15pt" style:font-size-complex="15pt"/>
    </style:style>
    <style:style style:name="P2" style:family="paragraph" style:parent-style-name="Standard">
      <style:text-properties fo:font-size="15pt" officeooo:rsid="00132622" officeooo:paragraph-rsid="00132622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<text:s text:c="17"/>j <text:s/>p</text:p>
      <text:p text:style-name="P1">5 7 3 1 6 2 8 4</text:p>
      <text:p text:style-name="P1">i <text:s text:c="13"/>j <text:s text:c="4"/>p</text:p>
      <text:p text:style-name="P1">5 7 3 1 6 2 8 4</text:p>
      <text:p text:style-name="P1">i <text:s text:c="13"/>j <text:s text:c="4"/>p</text:p>
      <text:p text:style-name="P1">2 7 3 1 6 5 8 4 </text:p>
      <text:p text:style-name="P1"><text:s text:c="4"/>i <text:s text:c="6"/>j <text:s text:c="7"/>p</text:p>
      <text:p text:style-name="P1">2 7 3 1 6 5 8 4</text:p>
      <text:p text:style-name="P1"><text:s text:c="4"/>i <text:s text:c="3"/>j <text:s text:c="10"/>p</text:p>
      <text:p text:style-name="P1">2 7 3 1 6 5 8 4 </text:p>
      <text:p text:style-name="P1"><text:s text:c="4"/>i <text:s text:c="3"/>j <text:s text:c="10"/>p</text:p>
      <text:p text:style-name="P1">2 1 3 7 6 5 8 4</text:p>
      <text:p text:style-name="P1"><text:s text:c="6"/>i/j <text:s text:c="11"/>p</text:p>
      <text:p text:style-name="P1">2 1 3 7 6 5 8 4</text:p>
      <text:p text:style-name="P1"><text:s text:c="6"/>j <text:s/>i <text:s text:c="10"/>p</text:p>
      <text:p text:style-name="P1">2 1 3 7 6 5 8 4 <text:s/>→ i&gt;j=keine Taschpartner</text:p>
      <text:p text:style-name="P1"><text:s text:c="9"/>p</text:p>
      <text:p text:style-name="P1">2 1 3 4 6 5 8 7 <text:s/>→ ggf Tausch i mit p</text:p>
      <text:p text:style-name="P1">------- <text:s text:c="2"/>--------</text:p>
      <text:p text:style-name="P2">Rek Aufruf A; Rek Aufruf B</text:p>
      <text:p text:style-name="P2"/>
      <text:p text:style-name="P2"/>
      <text:p text:style-name="P2">zu A:</text:p>
      <text:p text:style-name="P2">i <text:s/>j <text:s/>p</text:p>
      <text:p text:style-name="P2">2 1 3 </text:p>
      <text:p text:style-name="P2"><text:s text:c="2"/>i/j p</text:p>
      <text:p text:style-name="P2">2 1 3</text:p>
      <text:p text:style-name="P1">----</text:p>
      <text:p text:style-name="P2">Rek Aufruf 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8:22:51.295000000</meta:creation-date>
    <dc:date>2019-09-30T08:55:04.450000000</dc:date>
    <meta:editing-duration>PT22M6S</meta:editing-duration>
    <meta:editing-cycles>2</meta:editing-cycles>
    <meta:generator>LibreOffice/6.2.2.2$Windows_X86_64 LibreOffice_project/2b840030fec2aae0fd2658d8d4f9548af4e3518d</meta:generator>
    <meta:document-statistic meta:table-count="0" meta:image-count="0" meta:object-count="0" meta:page-count="1" meta:paragraph-count="27" meta:word-count="130" meta:character-count="462" meta:non-whitespace-character-count="202"/>
  </office:meta>
</office:document-meta>
</file>